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ac017" officeooo:paragraph-rsid="000ac017" style:font-weight-asian="bold" style:font-weight-complex="bold"/>
    </style:style>
    <style:style style:name="P2" style:family="paragraph" style:parent-style-name="Standard">
      <style:text-properties style:text-position="0% 100%" style:text-underline-style="none" fo:font-weight="normal" officeooo:rsid="000ac017" officeooo:paragraph-rsid="000ac017" style:font-weight-asian="normal" style:font-weight-complex="normal"/>
    </style:style>
    <style:style style:name="P3" style:family="paragraph" style:parent-style-name="Standard" style:list-style-name="L2">
      <style:text-properties style:text-position="0% 100%" style:text-underline-style="none" fo:font-weight="normal" officeooo:rsid="000ac017" officeooo:paragraph-rsid="000ac017" style:font-weight-asian="normal" style:font-weight-complex="normal"/>
    </style:style>
    <style:style style:name="P4" style:family="paragraph" style:parent-style-name="Standard" style:list-style-name="L2">
      <style:text-properties style:text-position="0% 100%" style:text-underline-style="none" fo:font-weight="normal" officeooo:rsid="000c7b51" officeooo:paragraph-rsid="000c7b51" style:font-weight-asian="normal" style:font-weight-complex="normal"/>
    </style:style>
    <style:style style:name="P5" style:family="paragraph" style:parent-style-name="Standard" style:list-style-name="L2">
      <style:text-properties style:text-position="0% 100%" style:text-underline-style="none" fo:font-weight="normal" officeooo:rsid="000d9235" officeooo:paragraph-rsid="000d9235" style:font-weight-asian="normal" style:font-weight-complex="normal"/>
    </style:style>
    <style:style style:name="P6" style:family="paragraph" style:parent-style-name="Standard" style:list-style-name="L2">
      <style:text-properties style:text-position="0% 100%" style:text-underline-style="none" fo:font-weight="normal" officeooo:rsid="000e756b" officeooo:paragraph-rsid="000e756b" style:font-weight-asian="normal" style:font-weight-complex="normal"/>
    </style:style>
    <style:style style:name="P7" style:family="paragraph" style:parent-style-name="Standard" style:list-style-name="L2">
      <style:text-properties style:text-position="0% 100%" style:text-underline-style="none" fo:font-weight="normal" officeooo:rsid="0010214d" officeooo:paragraph-rsid="0010214d" style:font-weight-asian="normal" style:font-weight-complex="normal"/>
    </style:style>
    <style:style style:name="P8" style:family="paragraph" style:parent-style-name="Standard" style:list-style-name="L2">
      <style:text-properties style:text-position="0% 100%" style:text-underline-style="none" fo:font-weight="normal" officeooo:rsid="0011c8fc" officeooo:paragraph-rsid="0011c8fc" style:font-weight-asian="normal" style:font-weight-complex="normal"/>
    </style:style>
    <style:style style:name="P9" style:family="paragraph" style:parent-style-name="Standard">
      <style:text-properties style:text-position="0% 100%" style:text-underline-style="none" fo:font-weight="bold" officeooo:rsid="000ac017" officeooo:paragraph-rsid="000ac017" style:font-weight-asian="bold" style:font-weight-complex="bold"/>
    </style:style>
    <style:style style:name="P10" style:family="paragraph" style:parent-style-name="Standard">
      <style:text-properties style:text-position="0% 100%" style:text-underline-style="none" fo:font-weight="bold" officeooo:rsid="000c7b51" officeooo:paragraph-rsid="000c7b51" style:font-weight-asian="bold" style:font-weight-complex="bold"/>
    </style:style>
    <style:style style:name="P11" style:family="paragraph" style:parent-style-name="Standard" style:list-style-name="L2">
      <style:text-properties officeooo:paragraph-rsid="000ac017"/>
    </style:style>
    <style:style style:name="P12" style:family="paragraph" style:parent-style-name="Standard">
      <style:text-properties fo:font-size="14pt" fo:font-weight="normal" officeooo:rsid="000ac017" officeooo:paragraph-rsid="000ac017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style:text-underline-style="none" fo:font-weight="normal" officeooo:rsid="000ac017" style:font-weight-asian="normal" style:font-weight-complex="normal"/>
    </style:style>
    <style:style style:name="T5" style:family="text">
      <style:text-properties officeooo:rsid="000d9235"/>
    </style:style>
    <style:style style:name="T6" style:family="text">
      <style:text-properties officeooo:rsid="000e756b"/>
    </style:style>
    <style:style style:name="T7" style:family="text">
      <style:text-properties officeooo:rsid="001021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ght Field Modeling in <text:span text:style-name="T1">Saccharina Latissima</text:span><text:span text:style-name="T2"> Cultivation Near Wastewater Effluents Using Radiative Transfer and Mie Scattering</text:span></text:p>
      <text:p text:style-name="P1"/>
      <text:p text:style-name="P9">Part I</text:p>
      <text:list xml:id="list1800584425985940555" text:style-name="L2">
        <text:list-item>
          <text:p text:style-name="P3">Introduction</text:p>
          <text:list>
            <text:list-item>
              <text:p text:style-name="P4">Why grow kelp? – Bioenergy, food, water purification, high-value chemical derivatives, etc.</text:p>
            </text:list-item>
            <text:list-item>
              <text:p text:style-name="P4">Context – MacroSea project in Northern Europe is seeking to industrialize kelp growth, Shane Rogers is investigating growing kelp near ocean outfalls from wastewater treatment plants</text:p>
            </text:list-item>
            <text:list-item>
              <text:p text:style-name="P4">Objectives - Create physically based &amp; efficient model for light field, predict kelp biomass yield in clear water vs. various types of effluent</text:p>
            </text:list-item>
          </text:list>
        </text:list-item>
        <text:list-item>
          <text:p text:style-name="P3">Literature Review</text:p>
          <text:list>
            <text:list-item>
              <text:p text:style-name="P4">SINMOD <text:span text:style-name="T5">&amp; Ole Jacob Broch’s kelp model</text:span></text:p>
            </text:list-item>
            <text:list-item>
              <text:p text:style-name="P4">Other kelp models</text:p>
            </text:list-item>
            <text:list-item>
              <text:p text:style-name="P4">Radiative Transfer Theory in Ocean Optics – Curtis Mobley</text:p>
            </text:list-item>
            <text:list-item>
              <text:p text:style-name="P4">Mie Scattering Theory</text:p>
            </text:list-item>
            <text:list-item>
              <text:p text:style-name="P4">Experimental results – Absorption &amp; scattering coefficients, volume scattering function</text:p>
            </text:list-item>
          </text:list>
        </text:list-item>
      </text:list>
      <text:p text:style-name="P2"><text:span text:style-name="T3">Part II</text:span></text:p>
      <text:list xml:id="list183535882302999" text:continue-numbering="true" text:style-name="L2">
        <text:list-item>
          <text:p text:style-name="P3"><text:span text:style-name="T6">Light</text:span> Model Description</text:p>
          <text:list>
            <text:list-item>
              <text:p text:style-name="P5">Fundamental assumptions</text:p>
            </text:list-item>
            <text:list-item>
              <text:p text:style-name="P5">Frond geometry</text:p>
            </text:list-item>
            <text:list-item>
              <text:p text:style-name="P5"><text:span text:style-name="T6">Domain geometry &amp; b</text:span>oundary conditions</text:p>
            </text:list-item>
            <text:list-item>
              <text:p text:style-name="P5">Numerical solution techni<text:span text:style-name="T6">que</text:span></text:p>
            </text:list-item>
            <text:list-item>
              <text:p text:style-name="P8">Simplified model &amp; implementation</text:p>
            </text:list-item>
          </text:list>
        </text:list-item>
        <text:list-item>
          <text:p text:style-name="P3">Experimental Investigation</text:p>
          <text:list>
            <text:list-item>
              <text:p text:style-name="P4">Experimental Design</text:p>
            </text:list-item>
            <text:list-item>
              <text:p text:style-name="P11"><text:span text:style-name="T4">Data Analysis &amp; Parameter Determination</text:span></text:p>
            </text:list-item>
          </text:list>
        </text:list-item>
        <text:list-item>
          <text:p text:style-name="P3">Kelp Simulation</text:p>
          <text:list>
            <text:list-item>
              <text:p text:style-name="P6">Run Ole Jacob’s kelp model w/ my light model - results &amp; comparison to previous light model</text:p>
            </text:list-item>
          </text:list>
        </text:list-item>
      </text:list>
      <text:p text:style-name="P9">Part III</text:p>
      <text:list xml:id="list183535136060542" text:continue-numbering="true" text:style-name="L2">
        <text:list-item>
          <text:p text:style-name="P3">Mie Scattering to Determine <text:span text:style-name="T7">Inherent Optical Properties</text:span></text:p>
          <text:list>
            <text:list-item>
              <text:p text:style-name="P6">Objective - Try to determine <text:span text:style-name="T7">absorption &amp; scattering coefficients and </text:span>volume scattering function <text:span text:style-name="T7">(scattering phase function) </text:span>based on water quality parameters (<text:span text:style-name="T7">turbidity, particulate matter content, etc.)</text:span></text:p>
            </text:list-item>
            <text:list-item>
              <text:p text:style-name="P7">Pick a few specific examples to use based on effluent quality regulations (e.g., NYC, Trondheim, small municipality)</text:p>
            </text:list-item>
            <text:list-item>
              <text:p text:style-name="P7">Approach &amp; calculations</text:p>
            </text:list-item>
          </text:list>
        </text:list-item>
        <text:list-item>
          <text:p text:style-name="P3">Effluent Simulation</text:p>
          <text:list>
            <text:list-item>
              <text:p text:style-name="P7">Run Ole Jacob’s model with my light model with the calculated optical properties for each example location &amp; predict biomass yield</text:p>
            </text:list-item>
            <text:list-item>
              <text:p text:style-name="P7">Briefly describe economic feasibility</text:p>
            </text:list-item>
          </text:list>
        </text:list-item>
      </text:list>
      <text:p text:style-name="P10">Part IV</text:p>
      <text:list xml:id="list183536493842315" text:continue-numbering="true" text:style-name="L2">
        <text:list-item>
          <text:p text:style-name="P4">Conclusion</text:p>
        </text:list-item>
        <text:list-item>
          <text:p text:style-name="P4">Refer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17:29.231467553</meta:creation-date>
    <dc:date>2017-04-05T18:35:32.572107092</dc:date>
    <meta:editing-duration>PT41M10S</meta:editing-duration>
    <meta:editing-cycles>1</meta:editing-cycles>
    <meta:generator>LibreOffice/5.2.6.2$Linux_X86_64 LibreOffice_project/20m0$Build-2</meta:generator>
    <meta:document-statistic meta:table-count="0" meta:image-count="0" meta:object-count="0" meta:page-count="1" meta:paragraph-count="35" meta:word-count="275" meta:character-count="1872" meta:non-whitespace-character-count="1658"/>
  </office:meta>
</office:document-meta>
</file>